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20] &amp; &quot;A, &quot; &amp; [.C20]" office:value-type="string" office:string-value="80A, C Curve" calcext:value-type="string">
            <text:p>8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C Curve" calcext:value-type="string">
            <text:p>C Curve</text:p>
          </table:table-cell>
          <table:table-cell/>
          <table:table-cell table:formula="of:=[.B2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21] &amp; &quot;A, &quot; &amp; [.C21]" office:value-type="string" office:string-value="100A, C Curve" calcext:value-type="string">
            <text:p>10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C Curve" calcext:value-type="string">
            <text:p>C Curve</text:p>
          </table:table-cell>
          <table:table-cell/>
          <table:table-cell table:formula="of:=[.B2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22] &amp; &quot;A, &quot; &amp; [.C22]" office:value-type="string" office:string-value="125A, C Curve" calcext:value-type="string">
            <text:p>1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C Curve" calcext:value-type="string">
            <text:p>C Curve</text:p>
          </table:table-cell>
          <table:table-cell/>
          <table:table-cell table:formula="of:=[.B2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6A, D Curve" calcext:value-type="string">
            <text:p>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10A, D Curve" calcext:value-type="string">
            <text:p>1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16A, D Curve" calcext:value-type="string">
            <text:p>1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20A, D Curve" calcext:value-type="string">
            <text:p>2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25A, D Curve" calcext:value-type="string">
            <text:p>25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32A, D Curve" calcext:value-type="string">
            <text:p>32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9] &amp; &quot;A, &quot; &amp; [.C29]" office:value-type="string" office:string-value="40A, D Curve" calcext:value-type="string">
            <text:p>4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D Curve" calcext:value-type="string">
            <text:p>D Curve</text:p>
          </table:table-cell>
          <table:table-cell/>
          <table:table-cell table:formula="of:=[.B2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30] &amp; &quot;A, &quot; &amp; [.C30]" office:value-type="string" office:string-value="50A, D Curve" calcext:value-type="string">
            <text:p>5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D Curve" calcext:value-type="string">
            <text:p>D Curve</text:p>
          </table:table-cell>
          <table:table-cell/>
          <table:table-cell table:formula="of:=[.B30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31] &amp; &quot;A, &quot; &amp; [.C31]" office:value-type="string" office:string-value="63A, D Curve" calcext:value-type="string">
            <text:p>63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D Curve" calcext:value-type="string">
            <text:p>D Curve</text:p>
          </table:table-cell>
          <table:table-cell/>
          <table:table-cell table:formula="of:=[.B31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32] &amp; &quot;A, &quot; &amp; [.C32] &amp; &quot;, &quot; &amp; [.A32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3] &amp; &quot;A, &quot; &amp; [.C33] &amp; &quot;, &quot; &amp; [.A33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4] &amp; &quot;A, &quot; &amp; [.C34] &amp; &quot;, &quot; &amp; [.A34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 &amp; &quot;, &quot; &amp; [.A35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6] &amp; &quot;A, &quot; &amp; [.C36] &amp; &quot;, &quot; &amp; [.A36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7] &amp; &quot;A, &quot; &amp; [.C37] &amp; &quot;, &quot; &amp; [.A37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8] &amp; &quot;A, &quot; &amp; [.C38] &amp; &quot;, &quot; &amp; [.A38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B Curve" calcext:value-type="string">
            <text:p>B Curve</text:p>
          </table:table-cell>
          <table:table-cell/>
          <table:table-cell table:formula="of:=[.B3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9] &amp; &quot;A, &quot; &amp; [.C39] &amp; &quot;, &quot; &amp; [.A39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B Curve" calcext:value-type="string">
            <text:p>B Curve</text:p>
          </table:table-cell>
          <table:table-cell/>
          <table:table-cell table:formula="of:=[.B3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40] &amp; &quot;A, &quot; &amp; [.C40] &amp; &quot;, &quot; &amp; [.A40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B Curve" calcext:value-type="string">
            <text:p>B Curve</text:p>
          </table:table-cell>
          <table:table-cell/>
          <table:table-cell table:formula="of:=[.B4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41] &amp; &quot;A, &quot; &amp; [.C41] &amp; &quot;, &quot; &amp; [.A41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42] &amp; &quot;A, &quot; &amp; [.C42] &amp; &quot;, &quot; &amp; [.A42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3] &amp; &quot;A, &quot; &amp; [.C43] &amp; &quot;, &quot; &amp; [.A43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 &amp; &quot;, &quot; &amp; [.A44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5] &amp; &quot;A, &quot; &amp; [.C45] &amp; &quot;, &quot; &amp; [.A45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6] &amp; &quot;A, &quot; &amp; [.C46] &amp; &quot;, &quot; &amp; [.A46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 &amp; &quot;, &quot; &amp; [.A47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 &amp; &quot;, &quot; &amp; [.A48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9] &amp; &quot;A, &quot; &amp; [.C49] &amp; &quot;, &quot; &amp; [.A49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 &amp; &quot;, &quot; &amp; [.A50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 &amp; &quot;, &quot; &amp; [.A51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 &amp; &quot;, &quot; &amp; [.A52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 &amp; &quot;, &quot; &amp; [.A53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 &amp; &quot;, &quot; &amp; [.A54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 &amp; &quot;, &quot; &amp; [.A55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 &amp; &quot;, &quot; &amp; [.A56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 &amp; &quot;, &quot; &amp; [.A57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 &amp; &quot;, &quot; &amp; [.A58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63] &amp; &quot;A, &quot; &amp; [.C63] &amp; &quot;, &quot; &amp; [.A63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C Curve" calcext:value-type="string">
            <text:p>C Curve</text:p>
          </table:table-cell>
          <table:table-cell/>
          <table:table-cell table:formula="of:=[.B63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64] &amp; &quot;A, &quot; &amp; [.C64] &amp; &quot;, &quot; &amp; [.A64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C Curve" calcext:value-type="string">
            <text:p>C Curve</text:p>
          </table:table-cell>
          <table:table-cell/>
          <table:table-cell table:formula="of:=[.B64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65] &amp; &quot;A, &quot; &amp; [.C65] &amp; &quot;, &quot; &amp; [.A65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C Curve" calcext:value-type="string">
            <text:p>C Curve</text:p>
          </table:table-cell>
          <table:table-cell/>
          <table:table-cell table:formula="of:=[.B65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66] &amp; &quot;A, &quot; &amp; [.C66] &amp; &quot;, &quot; &amp; [.A66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C Curve" calcext:value-type="string">
            <text:p>C Curve</text:p>
          </table:table-cell>
          <table:table-cell/>
          <table:table-cell table:formula="of:=[.B66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67] &amp; &quot;A, &quot; &amp; [.C67] &amp; &quot;, &quot; &amp; [.A67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D Curve" calcext:value-type="string">
            <text:p>D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68] &amp; &quot;A, &quot; &amp; [.C68] &amp; &quot;, &quot; &amp; [.A68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D Curve" calcext:value-type="string">
            <text:p>D Curve</text:p>
          </table:table-cell>
          <table:table-cell/>
          <table:table-cell table:formula="of:=[.B68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69] &amp; &quot;A, &quot; &amp; [.C69] &amp; &quot;, &quot; &amp; [.A69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D Curve" calcext:value-type="string">
            <text:p>D Curve</text:p>
          </table:table-cell>
          <table:table-cell/>
          <table:table-cell table:formula="of:=[.B69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70] &amp; &quot;A, &quot; &amp; [.C70] &amp; &quot;, &quot; &amp; [.A70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D Curve" calcext:value-type="string">
            <text:p>D Curve</text:p>
          </table:table-cell>
          <table:table-cell/>
          <table:table-cell table:formula="of:=[.B70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71] &amp; &quot;A, &quot; &amp; [.C71] &amp; &quot;, &quot; &amp; [.A71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1]" office:value-type="string" office:string-value="TM-D" calcext:value-type="string">
            <text:p>TM-D</text:p>
          </table:table-cell>
          <table:table-cell/>
          <table:table-cell table:formula="of:=[.B71]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1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72] &amp; &quot;A, &quot; &amp; [.C72] &amp; &quot;, &quot; &amp; [.A72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2]" office:value-type="string" office:string-value="TM-D" calcext:value-type="string">
            <text:p>TM-D</text:p>
          </table:table-cell>
          <table:table-cell/>
          <table:table-cell table:formula="of:=[.B72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2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73] &amp; &quot;A, &quot; &amp; [.C73] &amp; &quot;, &quot; &amp; [.A73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3]" office:value-type="string" office:string-value="TM-D" calcext:value-type="string">
            <text:p>TM-D</text:p>
          </table:table-cell>
          <table:table-cell/>
          <table:table-cell table:formula="of:=[.B73]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3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74] &amp; &quot;A, &quot; &amp; [.C74] &amp; &quot;, &quot; &amp; [.A74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4]" office:value-type="string" office:string-value="TM-D" calcext:value-type="string">
            <text:p>TM-D</text:p>
          </table:table-cell>
          <table:table-cell/>
          <table:table-cell table:formula="of:=[.B74]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4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75] &amp; &quot;A, &quot; &amp; [.C75] &amp; &quot;, &quot; &amp; [.A75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5]" office:value-type="string" office:string-value="TM-D" calcext:value-type="string">
            <text:p>TM-D</text:p>
          </table:table-cell>
          <table:table-cell/>
          <table:table-cell table:formula="of:=[.B75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5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76] &amp; &quot;A, &quot; &amp; [.C76] &amp; &quot;, &quot; &amp; [.A76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6]" office:value-type="string" office:string-value="TM-D" calcext:value-type="string">
            <text:p>TM-D</text:p>
          </table:table-cell>
          <table:table-cell/>
          <table:table-cell table:formula="of:=[.B76]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6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77] &amp; &quot;A, &quot; &amp; [.C77] &amp; &quot;, &quot; &amp; [.A77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7]" office:value-type="string" office:string-value="TM-D" calcext:value-type="string">
            <text:p>TM-D</text:p>
          </table:table-cell>
          <table:table-cell/>
          <table:table-cell table:formula="of:=[.B77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7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78] &amp; &quot;A, &quot; &amp; [.C78] &amp; &quot;, &quot; &amp; [.A78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8]" office:value-type="string" office:string-value="TM-D" calcext:value-type="string">
            <text:p>TM-D</text:p>
          </table:table-cell>
          <table:table-cell/>
          <table:table-cell table:formula="of:=[.B78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8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79] &amp; &quot;A, &quot; &amp; [.C79] &amp; &quot;, &quot; &amp; [.A79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9]" office:value-type="string" office:string-value="TM-D" calcext:value-type="string">
            <text:p>TM-D</text:p>
          </table:table-cell>
          <table:table-cell/>
          <table:table-cell table:formula="of:=[.B79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9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80] &amp; &quot;A, &quot; &amp; [.C80] &amp; &quot;, &quot; &amp; [.A80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0]" office:value-type="string" office:string-value="TM-D" calcext:value-type="string">
            <text:p>TM-D</text:p>
          </table:table-cell>
          <table:table-cell/>
          <table:table-cell table:formula="of:=[.B80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0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81] &amp; &quot;A, &quot; &amp; [.C81] &amp; &quot;, &quot; &amp; [.A81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1]" office:value-type="string" office:string-value="TM-D" calcext:value-type="string">
            <text:p>TM-D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1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82] &amp; &quot;A, &quot; &amp; [.C82] &amp; &quot;, &quot; &amp; [.A82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2]" office:value-type="string" office:string-value="TM-D" calcext:value-type="string">
            <text:p>TM-D</text:p>
          </table:table-cell>
          <table:table-cell/>
          <table:table-cell table:formula="of:=[.B82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2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3T17:08:27.580341398</dc:date>
    <dc:creator>Manu Varkey</dc:creator>
    <meta:editing-duration>PT2H10M37S</meta:editing-duration>
    <meta:editing-cycles>93</meta:editing-cycles>
    <meta:document-statistic meta:table-count="1" meta:cell-count="953" meta:object-count="0"/>
  </office:meta>
</office:document-meta>
</file>